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4821F97A4406517B443.png" manifest:media-type="image/png"/>
  <manifest:file-entry manifest:full-path="Pictures/1000000100000142000001DECDBE7391CB44ADBB.png" manifest:media-type="image/png"/>
  <manifest:file-entry manifest:full-path="Pictures/10000001000000ED000000D9BCB0BB7B3AF885E5.png" manifest:media-type="image/png"/>
  <manifest:file-entry manifest:full-path="Pictures/1000000100000155000000EF5F199CBE07981037.png" manifest:media-type="image/png"/>
  <manifest:file-entry manifest:full-path="Pictures/100000010000011A000000DA2CD9826C56AD34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30%" draw:opacity-name="" draw:textarea-horizontal-align="justify" draw:textarea-vertical-align="middle" draw:auto-grow-height="false" fo:min-height="11.729cm" fo:min-width="6.437cm"/>
    </style:style>
    <style:style style:name="gr3" style:family="graphic" style:parent-style-name="standard">
      <style:graphic-properties draw:fill-color="#77bc65" draw:opacity="30%" draw:opacity-name="" draw:textarea-horizontal-align="justify" draw:textarea-vertical-align="middle" draw:auto-grow-height="false" fo:min-height="4.658cm" fo:min-width="6.437cm"/>
    </style:style>
    <style:style style:name="gr4" style:family="graphic" style:parent-style-name="standard">
      <style:graphic-properties draw:fill-color="#ffde59" draw:opacity="30%" draw:opacity-name="" draw:textarea-horizontal-align="justify" draw:textarea-vertical-align="middle" draw:auto-grow-height="false" fo:min-height="3.552cm" fo:min-width="6.437cm"/>
    </style:style>
    <style:style style:name="gr5" style:family="graphic" style:parent-style-name="standard">
      <style:graphic-properties draw:fill-color="#ffa6a6" draw:opacity="30%" draw:opacity-name="" draw:textarea-horizontal-align="justify" draw:textarea-vertical-align="middle" draw:auto-grow-height="false" fo:min-height="4.758cm" fo:min-width="6.437cm"/>
    </style:style>
    <style:style style:name="gr6" style:family="graphic" style:parent-style-name="standard">
      <style:graphic-properties draw:fill-color="#77bc65" draw:opacity="30%" draw:opacity-name="" draw:textarea-horizontal-align="justify" draw:textarea-vertical-align="middle" draw:auto-grow-height="false" fo:min-height="0.28cm" fo:min-width="6.43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003cm" fo:min-width="0cm"/>
    </style:style>
    <style:style style:name="gr8" style:family="graphic" style:parent-style-name="standard">
      <style:graphic-properties svg:stroke-color="#666666" draw:fill-color="#cccccc" draw:textarea-horizontal-align="justify" draw:textarea-vertical-align="middle" draw:auto-grow-height="false" fo:min-height="0.002cm" fo:min-width="1.11cm"/>
    </style:style>
    <style:style style:name="gr9" style:family="graphic" style:parent-style-name="standard">
      <style:graphic-properties draw:stroke="none" svg:stroke-color="#000000" draw:fill="none" draw:fill-color="#ffffff" fo:min-height="0.4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30%"/>
      <style:paragraph-properties fo:text-align="center"/>
    </style:style>
    <style:style style:name="P3" style:family="paragraph">
      <loext:graphic-properties draw:fill-color="#77bc65" draw:opacity="30%"/>
      <style:paragraph-properties fo:text-align="center"/>
    </style:style>
    <style:style style:name="P4" style:family="paragraph">
      <loext:graphic-properties draw:fill-color="#ffde59" draw:opacity="30%"/>
      <style:paragraph-properties fo:text-align="center"/>
    </style:style>
    <style:style style:name="P5" style:family="paragraph">
      <loext:graphic-properties draw:fill-color="#ffa6a6" draw:opacity="3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761cm" svg:height="27.843cm" svg:x="12.588cm" svg:y="1cm">
          <draw:image xlink:href="Pictures/10000000000000FA000004821F97A4406517B443.png" xlink:type="simple" xlink:show="embed" xlink:actuate="onLoad" draw:mime-type="image/png">
            <text:p/>
          </draw:image>
        </draw:frame>
        <draw:custom-shape draw:style-name="gr2" draw:text-style-name="P2" draw:layer="layout" svg:width="6.937cm" svg:height="11.979cm" svg:x="12.588cm" svg:y="2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37cm" svg:height="4.908cm" svg:x="12.588cm" svg:y="14.9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37cm" svg:height="3.802cm" svg:x="12.588cm" svg:y="1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937cm" svg:height="5.008cm" svg:x="12.588cm" svg:y="23.6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937cm" svg:height="0.53cm" svg:x="12.588cm" svg:y="2.4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82cm" svg:height="7.396cm" svg:x="5.275cm" svg:y="3.783cm">
          <draw:image xlink:href="Pictures/1000000100000142000001DECDBE7391CB44ADBB.png" xlink:type="simple" xlink:show="embed" xlink:actuate="onLoad" draw:mime-type="image/png">
            <text:p/>
          </draw:image>
        </draw:frame>
        <draw:custom-shape draw:style-name="gr7" draw:text-style-name="P6" draw:layer="layout" svg:width="0.947cm" svg:height="1.003cm" svg:x="7.293cm" svg:y="12.92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5.179417738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836cm" svg:height="3.512cm" svg:x="5.848cm" svg:y="19.772cm">
          <draw:image xlink:href="Pictures/10000001000000ED000000D9BCB0BB7B3AF885E5.png" xlink:type="simple" xlink:show="embed" xlink:actuate="onLoad" draw:mime-type="image/png">
            <text:p/>
          </draw:image>
        </draw:frame>
        <draw:frame draw:style-name="gr1" draw:text-style-name="P1" draw:layer="layout" svg:width="4.594cm" svg:height="3.22cm" svg:x="5.469cm" svg:y="15.108cm">
          <draw:image xlink:href="Pictures/1000000100000155000000EF5F199CBE07981037.png" xlink:type="simple" xlink:show="embed" xlink:actuate="onLoad" draw:mime-type="image/png">
            <text:p/>
          </draw:image>
        </draw:frame>
        <draw:frame draw:style-name="gr1" draw:text-style-name="P1" draw:layer="layout" svg:width="5.028cm" svg:height="3.886cm" svg:x="5.252cm" svg:y="24.633cm">
          <draw:image xlink:href="Pictures/100000010000011A000000DA2CD9826C56AD3424.png" xlink:type="simple" xlink:show="embed" xlink:actuate="onLoad" draw:mime-type="image/png">
            <text:p/>
          </draw:image>
        </draw:frame>
        <draw:custom-shape draw:style-name="gr7" draw:text-style-name="P6" draw:layer="layout" svg:width="0.947cm" svg:height="1.003cm" svg:x="7.293cm" svg:y="18.6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5.179417738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947cm" svg:height="1.003cm" svg:x="7.293cm" svg:y="23.4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5.179417738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839cm" svg:height="0.502cm" svg:x="10.374cm" svg:y="7.3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839cm" svg:height="0.502cm" svg:x="10.374cm" svg:y="16.8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839cm" svg:height="0.502cm" svg:x="10.374cm" svg:y="21.5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839cm" svg:height="0.502cm" svg:x="10.374cm" svg:y="26.3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5.484cm" svg:height="0.962cm" svg:x="13.373cm" svg:y="0.48cm">
          <draw:text-box>
            <text:p>TABLE FINALE</text:p>
          </draw:text-box>
        </draw:frame>
        <draw:frame draw:style-name="gr9" draw:text-style-name="P9" draw:layer="layout" svg:width="5.484cm" svg:height="1.673cm" svg:x="5.074cm" svg:y="1cm">
          <draw:text-box>
            <text:p text:style-name="P1">TABLES DANS LE MODÈL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8T16:55:53.408000000</meta:creation-date>
    <dc:date>2024-09-18T17:12:02.958000000</dc:date>
    <meta:editing-duration>PT2M16S</meta:editing-duration>
    <meta:editing-cycles>1</meta:editing-cycles>
    <meta:document-statistic meta:object-count="19"/>
    <meta:generator>LibreOffice/7.2.2.2$Windows_X86_64 LibreOffice_project/02b2acce88a210515b4a5bb2e46cbfb63fe97d56</meta:generator>
  </office:meta>
</office:document-meta>
</file>